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pple-system1" svg:font-family="apple-system, BlinkMacSystemFont, Arial, sans-serif"/>
    <style:font-face style:name="apple-system" svg:font-family="apple-system, BlinkMacSystemFont, Roboto, 'Helvetica Neue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222222" style:font-name="apple-system1" fo:font-size="12pt" fo:letter-spacing="normal" fo:font-style="normal" fo:font-weight="normal" officeooo:paragraph-rsid="0003e245"/>
    </style:style>
    <style:style style:name="P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size="14pt" officeooo:paragraph-rsid="0003e245" style:font-size-asian="14pt" style:font-size-complex="14pt"/>
    </style:style>
    <style:style style:name="P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size="14pt" officeooo:rsid="00042000" officeooo:paragraph-rsid="00042000" style:font-size-asian="14pt" style:font-size-complex="14pt"/>
    </style:style>
    <style:style style:name="P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size="14pt" fo:font-weight="bold" officeooo:paragraph-rsid="0003e245" style:font-size-asian="14pt" style:font-weight-asian="bold" style:font-size-complex="14pt" style:font-weight-complex="bold"/>
    </style:style>
    <style:style style:name="P5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color="#000000" fo:font-size="14pt" style:text-underline-style="none" fo:font-weight="bold" officeooo:paragraph-rsid="0003e245" style:font-size-asian="14pt" style:font-weight-asian="bold" style:font-size-complex="14pt" style:font-weight-complex="bold"/>
    </style:style>
    <style:style style:name="P6" style:family="paragraph" style:parent-style-name="Text_20_body">
      <style:paragraph-properties fo:margin-left="0cm" fo:margin-right="0cm" fo:orphans="2" fo:widows="2" fo:text-indent="0cm" style:auto-text-indent="false"/>
    </style:style>
    <style:style style:name="P7" style:family="paragraph" style:parent-style-name="Text_20_body">
      <style:paragraph-properties fo:margin-left="0cm" fo:margin-right="0cm" fo:orphans="2" fo:widows="2" fo:text-indent="0cm" style:auto-text-indent="false"/>
      <style:text-properties officeooo:rsid="0003e245" officeooo:paragraph-rsid="0003e245" fo:background-color="#ffff00"/>
    </style:style>
    <style:style style:name="P8" style:family="paragraph" style:parent-style-name="Text_20_body" style:list-style-name="L6">
      <style:paragraph-properties fo:margin-left="0cm" fo:margin-right="0cm" fo:margin-top="0cm" fo:margin-bottom="0cm" loext:contextual-spacing="false" fo:line-height="160%" fo:orphans="2" fo:widows="2" fo:text-indent="0cm" style:auto-text-indent="false" fo:padding="0cm" fo:border="none"/>
      <style:text-properties fo:font-variant="normal" fo:text-transform="none" fo:color="#222222" style:font-name="apple-system1" fo:font-size="12pt" fo:letter-spacing="normal" fo:font-style="normal" fo:font-weight="normal"/>
    </style:style>
    <style:style style:name="P9" style:family="paragraph" style:parent-style-name="Text_20_body" style:list-style-name="L7">
      <style:paragraph-properties fo:margin-left="0cm" fo:margin-right="0cm" fo:margin-top="0cm" fo:margin-bottom="0cm" loext:contextual-spacing="false" fo:line-height="160%" fo:orphans="2" fo:widows="2" fo:text-indent="0cm" style:auto-text-indent="false" fo:padding="0cm" fo:border="none"/>
      <style:text-properties fo:font-variant="normal" fo:text-transform="none" fo:color="#222222" style:font-name="apple-system1" fo:font-size="12pt" fo:letter-spacing="normal" fo:font-style="normal" fo:font-weight="normal"/>
    </style:style>
    <style:style style:name="P10" style:family="paragraph" style:parent-style-name="Text_20_body" style:list-style-name="L8">
      <style:paragraph-properties fo:margin-left="0cm" fo:margin-right="0cm" fo:margin-top="0cm" fo:margin-bottom="0cm" loext:contextual-spacing="false" fo:line-height="160%" fo:orphans="2" fo:widows="2" fo:text-indent="0cm" style:auto-text-indent="false" fo:padding="0cm" fo:border="none"/>
      <style:text-properties fo:font-variant="normal" fo:text-transform="none" fo:color="#222222" style:font-name="apple-system1" fo:font-size="12pt" fo:letter-spacing="normal" fo:font-style="normal" fo:font-weight="normal"/>
    </style:style>
    <style:style style:name="P11" style:family="paragraph" style:parent-style-name="Text_20_body" style:list-style-name="L9">
      <style:paragraph-properties fo:margin-left="0cm" fo:margin-right="0cm" fo:margin-top="0cm" fo:margin-bottom="0cm" loext:contextual-spacing="false" fo:line-height="160%" fo:orphans="2" fo:widows="2" fo:text-indent="0cm" style:auto-text-indent="false" fo:padding="0cm" fo:border="none"/>
      <style:text-properties fo:font-variant="normal" fo:text-transform="none" fo:color="#222222" style:font-name="apple-system1" fo:font-size="12pt" fo:letter-spacing="normal" fo:font-style="normal" fo:font-weight="normal"/>
    </style:style>
    <style:style style:name="P12" style:family="paragraph" style:parent-style-name="Text_20_body" style:list-style-name="L10">
      <style:paragraph-properties fo:margin-left="0cm" fo:margin-right="0cm" fo:margin-top="0cm" fo:margin-bottom="0cm" loext:contextual-spacing="false" fo:line-height="160%" fo:orphans="2" fo:widows="2" fo:text-indent="0cm" style:auto-text-indent="false" fo:padding="0cm" fo:border="none"/>
      <style:text-properties fo:font-variant="normal" fo:text-transform="none" fo:color="#222222" style:font-name="apple-system1" fo:font-size="12pt" fo:letter-spacing="normal" fo:font-style="normal" fo:font-weight="normal"/>
    </style:style>
    <style:style style:name="P13" style:family="paragraph" style:parent-style-name="Text_20_body" style:list-style-name="L6">
      <style:paragraph-properties fo:margin-top="0cm" fo:margin-bottom="0cm" loext:contextual-spacing="false" fo:line-height="160%" fo:orphans="2" fo:widows="2" fo:padding="0cm" fo:border="none"/>
      <style:text-properties fo:font-variant="normal" fo:text-transform="none" fo:color="#222222" style:font-name="apple-system1" fo:font-size="12pt" fo:letter-spacing="normal" fo:font-style="normal" fo:font-weight="normal"/>
    </style:style>
    <style:style style:name="P14" style:family="paragraph" style:parent-style-name="Text_20_body" style:list-style-name="L7">
      <style:paragraph-properties fo:margin-top="0cm" fo:margin-bottom="0cm" loext:contextual-spacing="false" fo:line-height="160%" fo:orphans="2" fo:widows="2" fo:padding="0cm" fo:border="none"/>
      <style:text-properties fo:font-variant="normal" fo:text-transform="none" fo:color="#222222" style:font-name="apple-system1" fo:font-size="12pt" fo:letter-spacing="normal" fo:font-style="normal" fo:font-weight="normal"/>
    </style:style>
    <style:style style:name="P15" style:family="paragraph" style:parent-style-name="Text_20_body" style:list-style-name="L8">
      <style:paragraph-properties fo:margin-top="0cm" fo:margin-bottom="0cm" loext:contextual-spacing="false" fo:line-height="160%" fo:orphans="2" fo:widows="2" fo:padding="0cm" fo:border="none"/>
      <style:text-properties fo:font-variant="normal" fo:text-transform="none" fo:color="#222222" style:font-name="apple-system1" fo:font-size="12pt" fo:letter-spacing="normal" fo:font-style="normal" fo:font-weight="normal"/>
    </style:style>
    <style:style style:name="P16" style:family="paragraph" style:parent-style-name="Text_20_body" style:list-style-name="L9">
      <style:paragraph-properties fo:margin-top="0cm" fo:margin-bottom="0cm" loext:contextual-spacing="false" fo:line-height="160%" fo:orphans="2" fo:widows="2" fo:padding="0cm" fo:border="none"/>
      <style:text-properties fo:font-variant="normal" fo:text-transform="none" fo:color="#222222" style:font-name="apple-system1" fo:font-size="12pt" fo:letter-spacing="normal" fo:font-style="normal" fo:font-weight="normal"/>
    </style:style>
    <style:style style:name="P17" style:family="paragraph" style:parent-style-name="Text_20_body" style:list-style-name="L10">
      <style:paragraph-properties fo:margin-top="0cm" fo:margin-bottom="0cm" loext:contextual-spacing="false" fo:line-height="160%" fo:orphans="2" fo:widows="2" fo:padding="0cm" fo:border="none"/>
      <style:text-properties fo:font-variant="normal" fo:text-transform="none" fo:color="#222222" style:font-name="apple-system1" fo:font-size="12pt" fo:letter-spacing="normal" fo:font-style="normal" fo:font-weight="normal"/>
    </style:style>
    <style:style style:name="T1" style:family="text">
      <style:text-properties fo:font-variant="normal" fo:text-transform="none" fo:color="#000000" style:font-name="apple-system" fo:letter-spacing="normal" fo:font-style="normal"/>
    </style:style>
    <style:style style:name="T2" style:family="text">
      <style:text-properties fo:font-variant="normal" fo:text-transform="none" fo:color="#000000" style:font-name="apple-system" fo:letter-spacing="normal" fo:font-style="normal" fo:font-weight="normal"/>
    </style:style>
    <style:style style:name="T3" style:family="text">
      <style:text-properties fo:font-variant="normal" fo:text-transform="none" fo:color="#000000" style:font-name="apple-system" fo:letter-spacing="normal" fo:font-style="normal" fo:font-weight="normal" style:font-weight-asian="bold" style:font-weight-complex="bold"/>
    </style:style>
    <style:style style:name="T4" style:family="text">
      <style:text-properties fo:font-variant="normal" fo:text-transform="none" fo:color="#000000" style:font-name="apple-system" fo:letter-spacing="normal" fo:font-style="normal" fo:font-weight="normal" officeooo:rsid="00049dc0"/>
    </style:style>
    <style:style style:name="T5" style:family="text">
      <style:text-properties fo:font-variant="normal" fo:text-transform="none" fo:color="#000000" style:font-name="apple-system" fo:letter-spacing="normal" fo:font-style="normal" fo:font-weight="bold" style:font-weight-asian="bold" style:font-weight-complex="bold"/>
    </style:style>
    <style:style style:name="T6" style:family="text">
      <style:text-properties fo:font-variant="normal" fo:text-transform="none" fo:color="#222222" style:font-name="apple-system1" fo:font-size="12pt" fo:letter-spacing="normal" fo:font-style="normal" fo:font-weight="normal"/>
    </style:style>
    <style:style style:name="T7" style:family="text">
      <style:text-properties fo:font-variant="normal" fo:text-transform="none" fo:color="#222222" style:font-name="apple-system1" fo:font-size="12pt" fo:letter-spacing="normal" fo:font-style="normal" fo:font-weight="normal" officeooo:rsid="0003e245"/>
    </style:style>
    <style:style style:name="T8" style:family="text">
      <style:text-properties fo:font-variant="normal" fo:text-transform="none" fo:color="#222222" style:font-name="apple-system1" fo:font-size="12pt" fo:letter-spacing="normal" fo:font-style="normal" fo:font-weight="normal" officeooo:rsid="00042000"/>
    </style:style>
    <style:style style:name="T9" style:family="text">
      <style:text-properties fo:font-variant="normal" fo:text-transform="none" style:font-name="apple-system" fo:letter-spacing="normal" fo:font-style="normal"/>
    </style:style>
    <text:list-style style:name="L1">
      <text:list-level-style-bullet text:level="1" text:style-name="Bullet_20_Symbols" style:num-suffix="." text:bullet-char="•">
        <style:list-level-properties text:space-before="0.794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94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94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94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94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94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94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94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94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94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9">1. методы поиска уязвимостей веб-приложений (достоинства и недостатки каждого, почему мой метод лучше)))</text:span></text:p>
      <text:p text:style-name="P5"><text:span text:style-name="T9"/></text:p>
      <text:p text:style-name="P1">В данной статье я расскажу о современных методах и подходах к тестированию безопасности веб-приложений.<text:bookmark text:name="habracut"/></text:p>
      <text:h text:style-name="Heading_20_2" text:outline-level="2">Начало</text:h>
      <text:p text:style-name="P6"><text:line-break/><text:span text:style-name="T6">Для успешного тестирования веб-приложений необходимо применять систематизированный подход или методологию. Наиболее известные это OWASP и WASC. Они являются наиболее полными и формализованными методологиями на сегодняшний день.</text:span></text:p>
      <text:h text:style-name="Heading_20_2" text:outline-level="2">Методы тестирования</text:h>
      <text:p text:style-name="P6"><text:line-break/><text:span text:style-name="T6">Т.к. мы не являемся веб-разработчиками </text:span><text:span text:style-name="T7">тестируемого</text:span><text:span text:style-name="T6"> приложения, мы пропустим этап тестирования при создании архитектуры и разработки приложения (но стоит отметить что они важны — при разработке).</text:span><text:line-break/><text:line-break/><text:span text:style-name="T6">Есть несколько принципов тестирования, которые </text:span><text:span text:style-name="T7">возможно</text:span><text:span text:style-name="T6"> применить:</text:span><text:line-break/><text:line-break/><text:span text:style-name="T6">DAST – динамический (т.е. требующий выполнения) анализ приложения без доступа к исходному коду и серверной части, по сути BlackBox</text:span><text:span text:style-name="T7">.</text:span><text:line-break/><text:span text:style-name="T6">SAST – статический (т.е. не требующий выполнения) анализ приложения с доступом к исходному коду веб-приложения и к веб-серверу, по сути это анализ исходного кода по формальным признакам наличия уязвимостей и аудит безопасности сервера.</text:span><text:line-break/><text:span text:style-name="T6">IAST – динамический анализ безопасности веб-приложения, с полным доступом к исходному коду, веб-серверу — по своей сути является WhiteBox тестированием.</text:span><text:line-break/><text:line-break/><text:span text:style-name="T6">Эти методы полностью подойдут для тренировки навыков выявления уязвимостей веб-приложения при наличии у вас доступа к веб-приложению, либо частиноч, если вы исследуете веб-приложение.</text:span></text:p>
      <text:p text:style-name="P6"><text:span text:style-name="T6"/></text:p>
      <text:p text:style-name="P7"><text:span text:style-name="T6">Наш метод будет основан на анализе исходного кода приложения, его уязвимостях и способах их выявления/использования, то есть пользователь не просто будет оповещён об известной уязвимости в используемой версии библиотеки, но его код будет непосредственно проверен на наличие данной </text:span><text:span text:style-name="T8">проблемы</text:span><text:span text:style-name="T6">(то есть по возможности будет </text:span><text:soft-page-break/><text:span text:style-name="T6">совершена попытка выполн</text:span><text:span text:style-name="T8">ения кода с использованием уязвимости</text:span><text:span text:style-name="T6">). </text:span><text:span text:style-name="T8">Что позволит повысить качества оценки проблем.</text:span></text:p>
      <text:h text:style-name="Heading_20_2" text:outline-level="2">Основные этапы</text:h>
      <text:p text:style-name="P6"><text:line-break/><text:span text:style-name="T6">Для полноты тестирования необходимо стараться следовать нижеприведенным рекомендациям кастомизиру</text:span><text:span text:style-name="T7">я</text:span><text:span text:style-name="T6"> те или иные этапы в зависимости от веб-приложения.</text:span></text:p>
      <text:h text:style-name="Heading_20_3" text:outline-level="3">Разведка</text:h>
      <text:p text:style-name="Text_20_body"/>
      <text:list xml:id="list4181547264408989630" text:style-name="L6">
        <text:list-item>
          <text:p text:style-name="P8">Сканирование портов.</text:p>
        </text:list-item>
        <text:list-item>
          <text:p text:style-name="P13">Сканирование поддоменов.</text:p>
        </text:list-item>
        <text:list-item>
          <text:p text:style-name="P13">Исследование видимого контента.</text:p>
        </text:list-item>
        <text:list-item>
          <text:p text:style-name="P13">Поиск скрытого контента (директорий, файлов)</text:p>
        </text:list-item>
        <text:list-item>
          <text:p text:style-name="P13">Определение платформы и веб-окружения.</text:p>
        </text:list-item>
        <text:list-item>
          <text:p text:style-name="P13">Определение форм ввода.</text:p>
        </text:list-item>
      </text:list>
      <text:p text:style-name="Text_20_body"/>
      <text:h text:style-name="Heading_20_3" text:outline-level="3">Контроль доступа</text:h>
      <text:p text:style-name="Text_20_body"/>
      <text:list xml:id="list4407189679622308252" text:style-name="L7">
        <text:list-item>
          <text:p text:style-name="P9">Проверка средств аутентификации и авторизации.</text:p>
        </text:list-item>
        <text:list-item>
          <text:p text:style-name="P14">Определение требований парольной политики.</text:p>
        </text:list-item>
        <text:list-item>
          <text:p text:style-name="P14">Тестирование подбора учетных данных.</text:p>
        </text:list-item>
        <text:list-item>
          <text:p text:style-name="P14">Тестирование восстановления учетной записи.</text:p>
        </text:list-item>
        <text:list-item>
          <text:p text:style-name="P14">Тестирование функций сохранения сессии.</text:p>
        </text:list-item>
        <text:list-item>
          <text:p text:style-name="P14">Тестирование функций идентификации учетной записи.</text:p>
        </text:list-item>
        <text:list-item>
          <text:p text:style-name="P14">Проверка полномочий и прав доступа.</text:p>
        </text:list-item>
        <text:list-item>
          <text:p text:style-name="P14">Исследования сессии (время жизни, сессионный токены, признаки, попытки одновременной работы и т.д.)</text:p>
        </text:list-item>
        <text:list-item>
          <text:p text:style-name="P14">Проверка CSRF.</text:p>
        </text:list-item>
      </text:list>
      <text:p text:style-name="Text_20_body"/>
      <text:h text:style-name="Heading_20_3" text:outline-level="3">Фаззинг параметров</text:h>
      <text:p text:style-name="Text_20_body"/>
      <text:list xml:id="list6257400981119829068" text:style-name="L8">
        <text:list-item>
          <text:p text:style-name="P10"><text:soft-page-break/>Тестирование приложения к различному виду инъекций (SQL, SOAP, LDAP, XPATH и т.д.)</text:p>
        </text:list-item>
        <text:list-item>
          <text:p text:style-name="P15">Тестирование приложения к XSS-уязвимостям.</text:p>
        </text:list-item>
        <text:list-item>
          <text:p text:style-name="P15">Проверка HTTP заголовков.</text:p>
        </text:list-item>
        <text:list-item>
          <text:p text:style-name="P15">Проверка редиректов и переадресаций.</text:p>
        </text:list-item>
        <text:list-item>
          <text:p text:style-name="P15">Проверка выполнения команд ОС.</text:p>
        </text:list-item>
        <text:list-item>
          <text:p text:style-name="P15">Проверка локального и удаленного инклуда.</text:p>
        </text:list-item>
        <text:list-item>
          <text:p text:style-name="P15">Проверка к внедрению XML-сущностей.</text:p>
        </text:list-item>
        <text:list-item>
          <text:p text:style-name="P15">Проверка тимплейт-инъекций.</text:p>
        </text:list-item>
        <text:list-item>
          <text:p text:style-name="P15">Проверка взаимодествия веб-сокетов.</text:p>
        </text:list-item>
      </text:list>
      <text:p text:style-name="Text_20_body"/>
      <text:h text:style-name="Heading_20_3" text:outline-level="3">Проверки логики работы веб-приложения</text:h>
      <text:p text:style-name="Text_20_body"/>
      <text:list xml:id="list2774541066083572673" text:style-name="L9">
        <text:list-item>
          <text:p text:style-name="P11">Тестирование логики работы приложения на стороне клиента.</text:p>
        </text:list-item>
        <text:list-item>
          <text:p text:style-name="P16">Тестирования на т.н. «состояние гонки» — race condition.</text:p>
        </text:list-item>
        <text:list-item>
          <text:p text:style-name="P16">Тестирование канала передачи данных.</text:p>
        </text:list-item>
        <text:list-item>
          <text:p text:style-name="P16">Тестирование доступности информации исходя из прав доступа или его отсутствия.</text:p>
        </text:list-item>
        <text:list-item>
          <text:p text:style-name="P16">Проверка возможности дублирования или разделения данных.</text:p>
        </text:list-item>
      </text:list>
      <text:p text:style-name="Text_20_body"/>
      <text:h text:style-name="Heading_20_3" text:outline-level="3">Проверка серверного окружения</text:h>
      <text:p text:style-name="Text_20_body"/>
      <text:list xml:id="list1904243338952325030" text:style-name="L10">
        <text:list-item>
          <text:p text:style-name="P12">Проверка архитектуры сервера.</text:p>
        </text:list-item>
        <text:list-item>
          <text:p text:style-name="P17">Поиск и выявление публичных уязвимостей.</text:p>
        </text:list-item>
        <text:list-item>
          <text:p text:style-name="P17">Проверка серверных учетных записей (службы и сервисы).</text:p>
        </text:list-item>
        <text:list-item>
          <text:p text:style-name="P17">Определение настроек сервера или компонентов (SSL и т.д.).</text:p>
        </text:list-item>
        <text:list-item>
          <text:p text:style-name="P17">Проверка прав доступа.</text:p>
        </text:list-item>
      </text:list>
      <text:p text:style-name="Text_20_body"/>
      <text:h text:style-name="Heading_20_3" text:outline-level="3"><text:soft-page-break/>Итого</text:h>
      <text:p text:style-name="P6"><text:line-break/><text:span text:style-name="T6">Имея план тестирования приложения мы можем шаг за шагом исследовать все его компоненты на наличие тех или иных уязвимостей. Исходя из веб-приложения те или иные пункты могут быть дополнены специфичными для данного приложения проверками.</text:span><text:line-break/></text:p>
      <text:p text:style-name="P6"><text:span text:style-name="T6"/></text:p>
      <text:p text:style-name="P6"><text:span text:style-name="T6"/></text:p>
      <text:p text:style-name="P2"><text:span text:style-name="T5">2. анализ использования внешних компонентов (почему это опасно, что было много опасных случаев, что очень важно проверять версии)</text:span></text:p>
      <text:p text:style-name="P2"><text:span text:style-name="T3"/></text:p>
      <text:p text:style-name="P3"><text:span text:style-name="T3">Проблема использования внешних компонентов заключается в наследованиях. Особенно это ярко проявляется в проектах с открытым исходным кодом, где каждый пользователь, после минимальной модерации, может предложить свои изменения в код модуля/библиотеки. К примеру пользователь добавляет в библиотеку A модуль который использует библиотеку B. Модераторы библиотеки A проверяют внесённые изменения модуля а так же бибилотеку В, и, не найдя проблем, добавляют библиотеку В в список для наследования. Но при этом, зачастую, не проверяется наличие проблемных и опасных <text:s/>мест в списке для наследования в бибилиотеке В. И таким образом, злоумышленник может внедрить свой вредоносный код в одну из бибилотек, которые наследует бибилотека В и данный код автоматически будет наследован и библиотекой А. Тут продемонстрирован простой пример, с 2-3 библиотеками, но если проект крупный, таких наследований могут быть сотни, а у этих сотен, ещё сотни в их списках наследований и т.д. Таким образом проверить все довольно сложно, практически невозможно. По этой причине программа для анализа внешних компонентов должна находить в коде все используемые модули и проверять их на доверие и наличие опасных уязвимостей. </text:span></text:p>
      <text:p text:style-name="P2"><text:span text:style-name="T3"/></text:p>
      <text:p text:style-name="P2"><text:span text:style-name="T2"/></text:p>
      <text:p text:style-name="P4"><text:span text:style-name="T1">3. как устроены библиотеки в java и js ( как их туда добавлять и как там определяются версии)</text:span></text:p>
      <text:p text:style-name="P2"><text:span text:style-name="T2"/></text:p>
      <text:p text:style-name="P3"><text:span text:style-name="T2">Библиотеки в JS может добавить любой пользователь, прошедший регистрацию, для этого присутствует менеджер </text:span><text:soft-page-break/><text:span text:style-name="T2">пакетов — NPM. </text:span><text:span text:style-name="T4">Аналогичным образом выглядит работа с бибилиотеками в JAVA.</text:span></text:p>
      <text:p text:style-name="P2"><text:span text:style-name="T5">4. про БД ( почему важно использовать несколько БД, ведь не во всех БД есть каждая уязвимость)</text:span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pple-system1" svg:font-family="apple-system, BlinkMacSystemFont, Arial, sans-serif"/>
    <style:font-face style:name="apple-system" svg:font-family="apple-system, BlinkMacSystemFont, Roboto, 'Helvetica Neue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ru" fo:country="RU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WenQuanYi Micro Hei" style:font-family-asian="'WenQuanYi Micro Hei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WenQuanYi Micro Hei" style:font-family-asian="'WenQuanYi Micro Hei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8T00:48:37.129178050</meta:creation-date>
    <dc:date>2018-04-08T02:21:34.306396058</dc:date>
    <meta:editing-duration>PT3M26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5" meta:paragraph-count="55" meta:word-count="745" meta:character-count="5528" meta:non-whitespace-character-count="4854"/>
  </office:meta>
</office:document-meta>
</file>